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a30" officeooo:paragraph-rsid="0000ea30"/>
    </style:style>
    <style:style style:name="P2" style:family="paragraph" style:parent-style-name="Standard">
      <style:text-properties officeooo:rsid="00045102" officeooo:paragraph-rsid="00045102"/>
    </style:style>
    <style:style style:name="T1" style:family="text">
      <style:text-properties officeooo:rsid="00045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MART C<text:span text:style-name="T1">I</text:span>TIES: A SURVEY ON INTERNET OF THINGS TECHNOLOGIES IN SMART CITY <text:s/>APPLICATIONS. <text:s text:c="2"/></text:p>
      <text:p text:style-name="P1"/>
      <text:p text:style-name="P2">Abstract:</text:p>
      <text:p text:style-name="P2">keywords:</text:p>
      <text:p text:style-name="P2">1. introduction</text:p>
      <text:p text:style-name="P2">2. Smart cities technoogies</text:p>
      <text:p text:style-name="P2">3. applications</text:p>
      <text:p text:style-name="P2">4. related works</text:p>
      <text:p text:style-name="P2">5. concerns over iot</text:p>
      <text:p text:style-name="P2">6. conclusion</text:p>
      <text:p text:style-name="P2">7. reference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4:07:55.852253897</meta:creation-date>
    <dc:date>2020-01-16T14:43:11.559669428</dc:date>
    <meta:editing-duration>PT31M44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10" meta:word-count="34" meta:character-count="226" meta:non-whitespace-character-count="198"/>
  </office:meta>
</office:document-meta>
</file>